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53H40M11.054051S" calcext:value-type="time">
            <text:p>1853:4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3H37M07.262S" calcext:value-type="time">
            <text:p>03:37</text:p>
          </table:table-cell>
          <table:table-cell table:style-name="ce25"/>
          <table:table-cell table:style-name="ce31" office:value-type="string" calcext:value-type="string">
            <text:p>NPC dialogue updates &amp; customization merchant WIP, </text:p>
          </table:table-cell>
          <table:table-cell table:style-name="ce35" table:formula="of:=SUM([.I367:.I372])" office:value-type="time" office:time-value="PT28H34M59.194S" calcext:value-type="time">
            <text:p>28:3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08:09:25.2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4T13:30:41.846000000</dc:date>
    <meta:editing-duration>P83DT9H8M52S</meta:editing-duration>
    <meta:editing-cycles>2204</meta:editing-cycles>
    <meta:generator>LibreOffice/7.2.6.2$Windows_X86_64 LibreOffice_project/b0ec3a565991f7569a5a7f5d24fed7f52653d754</meta:generator>
    <dc:creator>Benjamin Laws</dc:creator>
    <meta:document-statistic meta:table-count="2" meta:cell-count="2728" meta:object-count="0"/>
  </office:meta>
</office:document-meta>
</file>